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quencial" style:family="table">
      <style:table-properties style:width="12.04cm" table:align="left" fo:keep-with-next="always"/>
    </style:style>
    <style:style style:name="Sequencial.A" style:family="table-column">
      <style:table-column-properties style:column-width="1.289cm"/>
    </style:style>
    <style:style style:name="Sequencial.B" style:family="table-column">
      <style:table-column-properties style:column-width="2.572cm"/>
    </style:style>
    <style:style style:name="Sequencial.D" style:family="table-column">
      <style:table-column-properties style:column-width="2.713cm"/>
    </style:style>
    <style:style style:name="Sequencial.E" style:family="table-column">
      <style:table-column-properties style:column-width="2.895cm"/>
    </style:style>
    <style:style style:name="Sequencial.1" style:family="table-row"/>
    <style:style style:name="Sequencial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Sequencial.E1" style:family="table-cell">
      <style:table-cell-properties style:vertical-align="middle" fo:padding="0.097cm" fo:border="0.05pt solid #000000"/>
    </style:style>
    <style:style style:name="Sequencial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Sequencial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aralela" style:family="table">
      <style:table-properties style:width="13.37cm" fo:margin-left="-0.042cm" table:align="left" fo:keep-with-next="always"/>
    </style:style>
    <style:style style:name="Paralela.A" style:family="table-column">
      <style:table-column-properties style:column-width="0.852cm"/>
    </style:style>
    <style:style style:name="Paralela.B" style:family="table-column">
      <style:table-column-properties style:column-width="1.289cm"/>
    </style:style>
    <style:style style:name="Paralela.C" style:family="table-column">
      <style:table-column-properties style:column-width="2.778cm"/>
    </style:style>
    <style:style style:name="Paralela.F" style:family="table-column">
      <style:table-column-properties style:column-width="2.895cm"/>
    </style:style>
    <style:style style:name="Paralela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Paralela.F1" style:family="table-cell">
      <style:table-cell-properties style:vertical-align="middle" fo:padding="0.097cm" fo:border="0.05pt solid #000000"/>
    </style:style>
    <style:style style:name="Paralela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aralela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502cm" table:align="left" fo:keep-with-next="always"/>
    </style:style>
    <style:style style:name="Table1.A" style:family="table-column">
      <style:table-column-properties style:column-width="1.983cm"/>
    </style:style>
    <style:style style:name="Table1.B" style:family="table-column">
      <style:table-column-properties style:column-width="2.154cm"/>
    </style:style>
    <style:style style:name="Table1.C" style:family="table-column">
      <style:table-column-properties style:column-width="2.365cm"/>
    </style:style>
    <style:style style:name="Table1.1" style:family="table-row"/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063cm" fo:margin-left="-0.042cm" table:align="left" fo:keep-with-next="always"/>
    </style:style>
    <style:style style:name="Table2.A" style:family="table-column">
      <style:table-column-properties style:column-width="0.852cm"/>
    </style:style>
    <style:style style:name="Table2.B" style:family="table-column">
      <style:table-column-properties style:column-width="1.289cm"/>
    </style:style>
    <style:style style:name="Table2.C" style:family="table-column">
      <style:table-column-properties style:column-width="2.778cm"/>
    </style:style>
    <style:style style:name="Table2.E" style:family="table-column">
      <style:table-column-properties style:column-width="2.365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none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f58f1" officeooo:paragraph-rsid="000f58f1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f58f1" officeooo:paragraph-rsid="00100495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f58f1" officeooo:paragraph-rsid="00134e48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0f58f1" officeooo:paragraph-rsid="00119944"/>
    </style:style>
    <style:style style:name="P7" style:family="paragraph" style:parent-style-name="Standard">
      <style:paragraph-properties fo:text-align="start" style:justify-single-word="false"/>
      <style:text-properties officeooo:paragraph-rsid="00134e48"/>
    </style:style>
    <style:style style:name="P8" style:family="paragraph" style:parent-style-name="Standard">
      <style:text-properties officeooo:paragraph-rsid="00119944"/>
    </style:style>
    <style:style style:name="P9" style:family="paragraph" style:parent-style-name="Standard">
      <style:text-properties officeooo:paragraph-rsid="00134e48"/>
    </style:style>
    <style:style style:name="P10" style:family="paragraph" style:parent-style-name="Standard">
      <style:text-properties officeooo:rsid="0014c5f2" officeooo:paragraph-rsid="0014c5f2"/>
    </style:style>
    <style:style style:name="P11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4c5f2" officeooo:paragraph-rsid="0014c5f2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text-underline-style="non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paragraph-rsid="000dba09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0dba09" officeooo:paragraph-rsid="000dba09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paragraph-rsid="00119944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dba09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134e48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60ece" officeooo:paragraph-rsid="00160ece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767f4" officeooo:paragraph-rsid="001767f4"/>
    </style:style>
    <style:style style:name="P21" style:family="paragraph" style:parent-style-name="Table_20_Heading">
      <style:paragraph-properties fo:text-align="center" style:justify-single-word="false"/>
      <style:text-properties officeooo:rsid="000dba09" officeooo:paragraph-rsid="000dba09"/>
    </style:style>
    <style:style style:name="P22" style:family="paragraph" style:parent-style-name="Table_20_Heading">
      <style:paragraph-properties fo:text-align="center" style:justify-single-word="false"/>
      <style:text-properties officeooo:rsid="000dba09" officeooo:paragraph-rsid="00119944"/>
    </style:style>
    <style:style style:name="P23" style:family="paragraph" style:parent-style-name="Table_20_Heading">
      <style:paragraph-properties fo:text-align="center" style:justify-single-word="false"/>
      <style:text-properties officeooo:rsid="000dba09" officeooo:paragraph-rsid="00134e48"/>
    </style:style>
    <style:style style:name="P24" style:family="paragraph" style:parent-style-name="Table_20_Contents">
      <style:paragraph-properties fo:text-align="center" style:justify-single-word="false"/>
      <style:text-properties officeooo:rsid="000dba09" officeooo:paragraph-rsid="000dba09"/>
    </style:style>
    <style:style style:name="P25" style:family="paragraph" style:parent-style-name="Table_20_Contents">
      <style:paragraph-properties fo:text-align="center" style:justify-single-word="false"/>
      <style:text-properties officeooo:rsid="000dba09" officeooo:paragraph-rsid="00134e48"/>
    </style:style>
    <style:style style:name="P26" style:family="paragraph" style:parent-style-name="Table_20_Contents">
      <style:paragraph-properties fo:text-align="center" style:justify-single-word="false"/>
      <style:text-properties officeooo:rsid="000f58f1" officeooo:paragraph-rsid="000f58f1"/>
    </style:style>
    <style:style style:name="P27" style:family="paragraph" style:parent-style-name="Table_20_Contents">
      <style:paragraph-properties fo:text-align="center" style:justify-single-word="false"/>
      <style:text-properties officeooo:rsid="000f58f1" officeooo:paragraph-rsid="00119944"/>
    </style:style>
    <style:style style:name="P28" style:family="paragraph" style:parent-style-name="Table_20_Contents">
      <style:paragraph-properties fo:text-align="center" style:justify-single-word="false"/>
      <style:text-properties officeooo:rsid="0012d78f" officeooo:paragraph-rsid="0012d78f"/>
    </style:style>
    <style:style style:name="P29" style:family="paragraph" style:parent-style-name="Table_20_Contents">
      <style:paragraph-properties fo:text-align="center" style:justify-single-word="false"/>
      <style:text-properties officeooo:rsid="00134e48" officeooo:paragraph-rsid="00134e48"/>
    </style:style>
    <style:style style:name="P30" style:family="paragraph" style:parent-style-name="Table">
      <style:text-properties officeooo:rsid="00100495" officeooo:paragraph-rsid="00100495"/>
    </style:style>
    <style:style style:name="P31" style:family="paragraph" style:parent-style-name="Table">
      <style:text-properties officeooo:paragraph-rsid="00100495"/>
    </style:style>
    <style:style style:name="P32" style:family="paragraph">
      <loext:graphic-properties draw:fill="none" draw:fill-color="#ffffff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officeooo:rsid="000dba09"/>
    </style:style>
    <style:style style:name="T4" style:family="text">
      <style:text-properties fo:color="#000000" officeooo:rsid="000f58f1"/>
    </style:style>
    <style:style style:name="T5" style:family="text">
      <style:text-properties fo:color="#000000" officeooo:rsid="00100495"/>
    </style:style>
    <style:style style:name="T6" style:family="text">
      <style:text-properties fo:color="#000000" officeooo:rsid="00119944"/>
    </style:style>
    <style:style style:name="T7" style:family="text">
      <style:text-properties fo:color="#000000" officeooo:rsid="001767f4"/>
    </style:style>
    <style:style style:name="T8" style:family="text">
      <style:text-properties fo:color="#000000" officeooo:rsid="00177da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00495" style:font-style-asian="normal" style:font-style-complex="normal"/>
    </style:style>
    <style:style style:name="T11" style:family="text">
      <style:text-properties officeooo:rsid="00119944"/>
    </style:style>
    <style:style style:name="T12" style:family="text">
      <style:text-properties officeooo:rsid="00134e48"/>
    </style:style>
    <style:style style:name="T13" style:family="text">
      <style:text-properties officeooo:rsid="0014c5f2"/>
    </style:style>
    <style:style style:name="gr1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Trabalho 01 de Programação Paralela e Distribuída</text:span></text:p>
      <text:p text:style-name="P14"><text:span text:style-name="T1"/></text:p>
      <text:p text:style-name="P14"><text:span text:style-name="T1">Autores:</text:span></text:p>
      <text:p text:style-name="P14"><text:span text:style-name="T1"><text:tab/>Luiz H. Reis</text:span></text:p>
      <text:p text:style-name="P14"><text:span text:style-name="T1"><text:tab/>Guilherme Iria</text:span></text:p>
      <text:p text:style-name="P14"><text:span text:style-name="T1"/></text:p>
      <text:p text:style-name="P14"><text:span text:style-name="T1"/></text:p>
      <text:p text:style-name="P14"><text:span text:style-name="T1">Calcular Pi</text:span></text:p>
      <text:p text:style-name="P13"><text:span text:style-name="T1"/></text:p>
      <text:p text:style-name="P13"><text:span text:style-name="T1"><text:tab/>Como apenas o processo raiz recebe entradas do usuário e essa informação precisa ser compartilhada com todos os processos, o método de broadcast MPI_Bcast foi usado para essa difusão. O particionamento foi feito de forma intercalada onde cada processo trabalha iterando sobre o seu rank somado ao número de processos ativos até a quantidade N informada.</text:span></text:p>
      <text:p text:style-name="P13"><text:span text:style-name="T1"><text:tab/>Cada processo faz a soma parcial e envia o resultado para o processo raiz, onde o total é calculado e exibido. O envio do resultado foi feito usando os métodos MPI_Send e MPI_Recv pela sua facilidade na soma das parciais.</text:span></text:p>
      <text:p text:style-name="P12"><text:span text:style-name="T1"><text:tab/>Os códigos sequencial e paralelo foram executados e comparados para valores de N = 10.000, 100.000, 1.000.000 e 10.000.000 com 4, 8 e 16 processos. Abaixo as tabelas com os respectivos valores obtidos.</text:span></text:p>
      <text:p text:style-name="P12"/>
      <table:table table:name="Sequencial" table:style-name="Sequencial">
        <table:table-column table:style-name="Sequencial.A"/>
        <table:table-column table:style-name="Sequencial.B" table:number-columns-repeated="2"/>
        <table:table-column table:style-name="Sequencial.D"/>
        <table:table-column table:style-name="Sequencial.E"/>
        <table:table-header-rows>
          <table:table-row table:style-name="Sequencial.1">
            <table:table-cell table:style-name="Sequencial.A1" office:value-type="string">
              <text:p text:style-name="P21"/>
            </table:table-cell>
            <table:table-cell table:style-name="Sequencial.A1" office:value-type="string">
              <text:p text:style-name="P21">N = 10.000</text:p>
            </table:table-cell>
            <table:table-cell table:style-name="Sequencial.A1" office:value-type="string">
              <text:p text:style-name="P21">N = 100.000</text:p>
            </table:table-cell>
            <table:table-cell table:style-name="Sequencial.A1" office:value-type="string">
              <text:p text:style-name="P21">N = 1.000.000</text:p>
            </table:table-cell>
            <table:table-cell table:style-name="Sequencial.E1" office:value-type="string">
              <text:p text:style-name="P21">N = 10.000.000</text:p>
            </table:table-cell>
          </table:table-row>
        </table:table-header-rows>
        <table:table-row table:style-name="Sequencial.1">
          <table:table-cell table:style-name="Sequencial.A2" office:value-type="string">
            <text:p text:style-name="P26">soma</text:p>
          </table:table-cell>
          <table:table-cell table:style-name="Sequencial.A2" office:value-type="string">
            <text:p text:style-name="P26">3.14159</text:p>
          </table:table-cell>
          <table:table-cell table:style-name="Sequencial.A2" office:value-type="string">
            <text:p text:style-name="P26">3.14159</text:p>
          </table:table-cell>
          <table:table-cell table:style-name="Sequencial.A2" office:value-type="string">
            <text:p text:style-name="P26">3.14159</text:p>
          </table:table-cell>
          <table:table-cell table:style-name="Sequencial.E2" office:value-type="string">
            <text:p text:style-name="P26">3.14159</text:p>
          </table:table-cell>
        </table:table-row>
        <table:table-row table:style-name="Sequencial.1">
          <table:table-cell table:style-name="Sequencial.A2" office:value-type="string">
            <text:p text:style-name="P26">erro</text:p>
          </table:table-cell>
          <table:table-cell table:style-name="Sequencial.A2" office:value-type="string">
            <text:p text:style-name="P26">8.333410e-10</text:p>
          </table:table-cell>
          <table:table-cell table:style-name="Sequencial.A2" office:value-type="string">
            <text:p text:style-name="P26">8.368417e-12</text:p>
          </table:table-cell>
          <table:table-cell table:style-name="Sequencial.A2" office:value-type="string">
            <text:p text:style-name="P26">-2.886580e-14</text:p>
          </table:table-cell>
          <table:table-cell table:style-name="Sequencial.E2" office:value-type="string">
            <text:p text:style-name="P26">-6.217249e-14</text:p>
          </table:table-cell>
        </table:table-row>
        <table:table-row table:style-name="Sequencial.1">
          <table:table-cell table:style-name="Sequencial.A2" office:value-type="string">
            <text:p text:style-name="P26">tempo</text:p>
          </table:table-cell>
          <table:table-cell table:style-name="Sequencial.A2" office:value-type="string">
            <text:p text:style-name="P26">0.000078s</text:p>
          </table:table-cell>
          <table:table-cell table:style-name="Sequencial.A2" office:value-type="string">
            <text:p text:style-name="P26">0.000741s</text:p>
          </table:table-cell>
          <table:table-cell table:style-name="Sequencial.A2" office:value-type="string">
            <text:p text:style-name="P26">0.007380s</text:p>
          </table:table-cell>
          <table:table-cell table:style-name="Sequencial.E2" office:value-type="string">
            <text:p text:style-name="P26">0.074094s</text:p>
          </table:table-cell>
        </table:table-row>
      </table:table>
      <text:p text:style-name="Table">Table <text:sequence text:ref-name="refTable0" text:name="Table" text:formula="ooow:Table+1" style:num-format="1">1</text:sequence>: Execução Sequencial <text:span text:style-name="T11">calpi</text:span></text:p>
      <text:p text:style-name="P1"/>
      <table:table table:name="Paralela" table:style-name="Paralela">
        <table:table-column table:style-name="Paralela.A"/>
        <table:table-column table:style-name="Paralela.B"/>
        <table:table-column table:style-name="Paralela.C" table:number-columns-repeated="3"/>
        <table:table-column table:style-name="Paralela.F"/>
        <table:table-header-rows>
          <table:table-row>
            <table:table-cell table:style-name="Paralela.A1" table:number-columns-spanned="2" office:value-type="string">
              <text:p text:style-name="P21">Processos</text:p>
            </table:table-cell>
            <table:covered-table-cell/>
            <table:table-cell table:style-name="Paralela.A1" office:value-type="string">
              <text:p text:style-name="P21">N = 10.000</text:p>
            </table:table-cell>
            <table:table-cell table:style-name="Paralela.A1" office:value-type="string">
              <text:p text:style-name="P21">N = 100.000</text:p>
            </table:table-cell>
            <table:table-cell table:style-name="Paralela.A1" office:value-type="string">
              <text:p text:style-name="P21">N = 1.000.000</text:p>
            </table:table-cell>
            <table:table-cell table:style-name="Paralela.F1" office:value-type="string">
              <text:p text:style-name="P21">N = 10.000.000</text:p>
            </table:table-cell>
          </table:table-row>
        </table:table-header-rows>
        <table:table-row>
          <table:table-cell table:style-name="Paralela.A2" table:number-rows-spanned="3" office:value-type="string">
            <text:p text:style-name="P24">4</text:p>
          </table:table-cell>
          <table:table-cell table:style-name="Paralela.A2" office:value-type="string">
            <text:p text:style-name="P24">soma</text:p>
          </table:table-cell>
          <table:table-cell table:style-name="Paralela.A2" office:value-type="string">
            <text:p text:style-name="P16"><text:span text:style-name="T1">3.14199 </text:span></text:p>
          </table:table-cell>
          <table:table-cell table:style-name="Paralela.A2" office:value-type="string">
            <text:p text:style-name="P16"><text:span text:style-name="T1">3.14163</text:span></text:p>
          </table:table-cell>
          <table:table-cell table:style-name="Paralela.A2" office:value-type="string">
            <text:p text:style-name="P16"><text:span text:style-name="T1">3.14160</text:span></text:p>
          </table:table-cell>
          <table:table-cell table:style-name="Paralela.F2" office:value-type="string">
            <text:p text:style-name="P16"><text:span text:style-name="T1">3.14159</text:span></text:p>
          </table:table-cell>
        </table:table-row>
        <table:table-row>
          <table:covered-table-cell/>
          <table:table-cell table:style-name="Paralela.A2" office:value-type="string">
            <text:p text:style-name="P24">erro</text:p>
          </table:table-cell>
          <table:table-cell table:style-name="Paralela.A2" office:value-type="string">
            <text:p text:style-name="P17"><text:span text:style-name="T1">4.</text:span><text:span text:style-name="T2">000008e</text:span><text:span text:style-name="T1">-04</text:span></text:p>
          </table:table-cell>
          <table:table-cell table:style-name="Paralela.A2" office:value-type="string">
            <text:p text:style-name="P17"><text:span text:style-name="T1">4.</text:span><text:span text:style-name="T2">000001e</text:span><text:span text:style-name="T1">-05</text:span></text:p>
          </table:table-cell>
          <table:table-cell table:style-name="Paralela.A2" office:value-type="string">
            <text:p text:style-name="P17"><text:span text:style-name="T1">4.</text:span><text:span text:style-name="T2">000000e</text:span><text:span text:style-name="T1">-06</text:span></text:p>
          </table:table-cell>
          <table:table-cell table:style-name="Paralela.F2" office:value-type="string">
            <text:p text:style-name="P17"><text:span text:style-name="T1">3.</text:span><text:span text:style-name="T2">999999e</text:span><text:span text:style-name="T1">-07</text:span></text:p>
          </table:table-cell>
        </table:table-row>
        <table:table-row>
          <table:covered-table-cell/>
          <table:table-cell table:style-name="Paralela.A2" office:value-type="string">
            <text:p text:style-name="P24">tempo</text:p>
          </table:table-cell>
          <table:table-cell table:style-name="Paralela.A2" office:value-type="string">
            <text:p text:style-name="P17"><text:span text:style-name="T1">0.000165</text:span><text:span text:style-name="T3">s</text:span></text:p>
          </table:table-cell>
          <table:table-cell table:style-name="Paralela.A2" office:value-type="string">
            <text:p text:style-name="P17"><text:span text:style-name="T1">0.000334</text:span><text:span text:style-name="T3">s</text:span></text:p>
          </table:table-cell>
          <table:table-cell table:style-name="Paralela.A2" office:value-type="string">
            <text:p text:style-name="P17"><text:span text:style-name="T1">0.001997</text:span><text:span text:style-name="T3">s</text:span></text:p>
          </table:table-cell>
          <table:table-cell table:style-name="Paralela.F2" office:value-type="string">
            <text:p text:style-name="P17"><text:span text:style-name="T1">0.018581</text:span><text:span text:style-name="T3">s</text:span></text:p>
          </table:table-cell>
        </table:table-row>
        <table:table-row>
          <table:table-cell table:style-name="Paralela.A2" table:number-rows-spanned="3" office:value-type="string">
            <text:p text:style-name="P24">8</text:p>
          </table:table-cell>
          <table:table-cell table:style-name="Paralela.A2" office:value-type="string">
            <text:p text:style-name="P24">soma</text:p>
          </table:table-cell>
          <table:table-cell table:style-name="Paralela.A2" office:value-type="string">
            <text:p text:style-name="P16"><text:span text:style-name="T1">3.14199</text:span></text:p>
          </table:table-cell>
          <table:table-cell table:style-name="Paralela.A2" office:value-type="string">
            <text:p text:style-name="P16"><text:span text:style-name="T1">3.14163</text:span></text:p>
          </table:table-cell>
          <table:table-cell table:style-name="Paralela.A2" office:value-type="string">
            <text:p text:style-name="P16"><text:span text:style-name="T1">3.14160</text:span></text:p>
          </table:table-cell>
          <table:table-cell table:style-name="Paralela.F2" office:value-type="string">
            <text:p text:style-name="P16"><text:span text:style-name="T1">3.14159</text:span></text:p>
          </table:table-cell>
        </table:table-row>
        <table:table-row>
          <table:covered-table-cell/>
          <table:table-cell table:style-name="Paralela.A2" office:value-type="string">
            <text:p text:style-name="P24">erro</text:p>
          </table:table-cell>
          <table:table-cell table:style-name="Paralela.A2" office:value-type="string">
            <text:p text:style-name="P16"><text:span text:style-name="T1">4.</text:span><text:span text:style-name="T2">000008e</text:span><text:span text:style-name="T1">-04</text:span></text:p>
          </table:table-cell>
          <table:table-cell table:style-name="Paralela.A2" office:value-type="string">
            <text:p text:style-name="P16"><text:span text:style-name="T1">4.</text:span><text:span text:style-name="T2">000001e</text:span><text:span text:style-name="T1">-05</text:span></text:p>
          </table:table-cell>
          <table:table-cell table:style-name="Paralela.A2" office:value-type="string">
            <text:p text:style-name="P16"><text:span text:style-name="T1">4.</text:span><text:span text:style-name="T2">000000e</text:span><text:span text:style-name="T1">-06</text:span></text:p>
          </table:table-cell>
          <table:table-cell table:style-name="Paralela.F2" office:value-type="string">
            <text:p text:style-name="P16"><text:span text:style-name="T1">4.</text:span><text:span text:style-name="T2">000000e</text:span><text:span text:style-name="T1">-07</text:span></text:p>
          </table:table-cell>
        </table:table-row>
        <table:table-row>
          <table:covered-table-cell/>
          <table:table-cell table:style-name="Paralela.A2" office:value-type="string">
            <text:p text:style-name="P24">tempo</text:p>
          </table:table-cell>
          <table:table-cell table:style-name="Paralela.A2" office:value-type="string">
            <text:p text:style-name="P16"><text:span text:style-name="T1">0.000205</text:span><text:span text:style-name="T4">s</text:span></text:p>
          </table:table-cell>
          <table:table-cell table:style-name="Paralela.A2" office:value-type="string">
            <text:p text:style-name="P16"><text:span text:style-name="T1">0.000305</text:span><text:span text:style-name="T4">s</text:span></text:p>
          </table:table-cell>
          <table:table-cell table:style-name="Paralela.A2" office:value-type="string">
            <text:p text:style-name="P16"><text:span text:style-name="T1">0.001131</text:span><text:span text:style-name="T4">s</text:span></text:p>
          </table:table-cell>
          <table:table-cell table:style-name="Paralela.F2" office:value-type="string">
            <text:p text:style-name="P16"><text:span text:style-name="T1">0.009478</text:span><text:span text:style-name="T4">s</text:span></text:p>
          </table:table-cell>
        </table:table-row>
        <table:table-row>
          <table:table-cell table:style-name="Paralela.A2" table:number-rows-spanned="3" office:value-type="string">
            <text:p text:style-name="P24">16</text:p>
          </table:table-cell>
          <table:table-cell table:style-name="Paralela.A2" office:value-type="string">
            <text:p text:style-name="P24">soma</text:p>
          </table:table-cell>
          <table:table-cell table:style-name="Paralela.A2" office:value-type="string">
            <text:p text:style-name="P16"><text:span text:style-name="T1">3.14199</text:span></text:p>
          </table:table-cell>
          <table:table-cell table:style-name="Paralela.A2" office:value-type="string">
            <text:p text:style-name="P16"><text:span text:style-name="T1">3.14163</text:span></text:p>
          </table:table-cell>
          <table:table-cell table:style-name="Paralela.A2" office:value-type="string">
            <text:p text:style-name="P16"><text:span text:style-name="T1">3.14160</text:span></text:p>
          </table:table-cell>
          <table:table-cell table:style-name="Paralela.F2" office:value-type="string">
            <text:p text:style-name="P16"><text:span text:style-name="T1">3.14159</text:span></text:p>
          </table:table-cell>
        </table:table-row>
        <table:table-row>
          <table:covered-table-cell/>
          <table:table-cell table:style-name="Paralela.A2" office:value-type="string">
            <text:p text:style-name="P24">erro</text:p>
          </table:table-cell>
          <table:table-cell table:style-name="Paralela.A2" office:value-type="string">
            <text:p text:style-name="P16"><text:span text:style-name="T1">4.</text:span><text:span text:style-name="T2">000008e</text:span><text:span text:style-name="T1">-04</text:span></text:p>
          </table:table-cell>
          <table:table-cell table:style-name="Paralela.A2" office:value-type="string">
            <text:p text:style-name="P16"><text:span text:style-name="T1">4.</text:span><text:span text:style-name="T2">000001e</text:span><text:span text:style-name="T1">-05</text:span></text:p>
          </table:table-cell>
          <table:table-cell table:style-name="Paralela.A2" office:value-type="string">
            <text:p text:style-name="P16"><text:span text:style-name="T1">4.</text:span><text:span text:style-name="T2">000000e</text:span><text:span text:style-name="T1">-06</text:span></text:p>
          </table:table-cell>
          <table:table-cell table:style-name="Paralela.F2" office:value-type="string">
            <text:p text:style-name="P16"><text:span text:style-name="T1">4.</text:span><text:span text:style-name="T2">000000e</text:span><text:span text:style-name="T1">-07</text:span></text:p>
          </table:table-cell>
        </table:table-row>
        <table:table-row>
          <table:covered-table-cell/>
          <table:table-cell table:style-name="Paralela.A2" office:value-type="string">
            <text:p text:style-name="P24">tempo</text:p>
          </table:table-cell>
          <table:table-cell table:style-name="Paralela.A2" office:value-type="string">
            <text:p text:style-name="P16"><text:span text:style-name="T1">0.000614</text:span><text:span text:style-name="T4">s</text:span></text:p>
          </table:table-cell>
          <table:table-cell table:style-name="Paralela.A2" office:value-type="string">
            <text:p text:style-name="P16"><text:span text:style-name="T1">0.000412</text:span><text:span text:style-name="T4">s</text:span></text:p>
          </table:table-cell>
          <table:table-cell table:style-name="Paralela.A2" office:value-type="string">
            <text:p text:style-name="P16"><text:span text:style-name="T1">0.000854</text:span><text:span text:style-name="T4">s</text:span></text:p>
          </table:table-cell>
          <table:table-cell table:style-name="Paralela.F2" office:value-type="string">
            <text:p text:style-name="P16"><text:span text:style-name="T1">0.004984</text:span><text:span text:style-name="T4">s</text:span></text:p>
          </table:table-cell>
        </table:table-row>
      </table:table>
      <text:p text:style-name="Table">Table <text:sequence text:ref-name="refTable1" text:name="Table" text:formula="ooow:Table+1" style:num-format="1">2</text:sequence>: Execução Paralela <text:span text:style-name="T11">calpi-paralelo</text:span></text:p>
      <text:p text:style-name="P31"><text:tab/><text:span text:style-name="T10">Como podemos perceber, para um N relativamente pequeno a execução sequencial se mostra mais rápida. Porém, ao passo que N aumenta considerávelmente, a execução paralela se torna extremamente mais rápida.</text:span></text:p>
      <text:p text:style-name="P31"><text:soft-page-break/><text:span text:style-name="T10"><text:tab/>Abaixo o Código fonte do processo paralelo. O código fonte sequencial foi fornecido e por isso não será exibido aqui.</text:span></text:p>
      <text:p text:style-name="P30"><text:span text:style-name="T9">/*</text:span></text:p>
      <text:p text:style-name="P30"><text:span text:style-name="T9"><text:s/>* Paralelização</text:span></text:p>
      <text:p text:style-name="P30"><text:span text:style-name="T9"><text:s/>* Calpi</text:span></text:p>
      <text:p text:style-name="P30"><text:span text:style-name="T9"><text:s/>* calpi.c</text:span></text:p>
      <text:p text:style-name="P30"><text:span text:style-name="T9"><text:s/>* Ultima revisão GPS 18/08/04</text:span></text:p>
      <text:p text:style-name="P30"><text:span text:style-name="T9"><text:s/>*/</text:span></text:p>
      <text:p text:style-name="P30"><text:span text:style-name="T9"/></text:p>
      <text:p text:style-name="P30"><text:span text:style-name="T9">#include &lt;stdlib.h&gt;</text:span></text:p>
      <text:p text:style-name="P30"><text:span text:style-name="T9">#include &lt;stdio.h&gt;</text:span></text:p>
      <text:p text:style-name="P30"><text:span text:style-name="T9">#include &lt;math.h&gt;</text:span></text:p>
      <text:p text:style-name="P30"><text:span text:style-name="T9">#include "mpi.h"</text:span></text:p>
      <text:p text:style-name="P30"><text:span text:style-name="T9"/></text:p>
      <text:p text:style-name="P30"><text:span text:style-name="T9">#define f(x) ((double)(4.0/(1.0+x*x)))</text:span></text:p>
      <text:p text:style-name="P30"><text:span text:style-name="T9">#define pi ((double)(4.0*atan(1.0)))</text:span></text:p>
      <text:p text:style-name="P30"><text:span text:style-name="T9"/></text:p>
      <text:p text:style-name="P30"><text:span text:style-name="T9">void startup (void);</text:span></text:p>
      <text:p text:style-name="P30"><text:span text:style-name="T9">int solicita (void);</text:span></text:p>
      <text:p text:style-name="P30"><text:span text:style-name="T9">void coleta (double, double, double);</text:span></text:p>
      <text:p text:style-name="P30"><text:span text:style-name="T9"/></text:p>
      <text:p text:style-name="P30"><text:span text:style-name="T9">int main(int argc, char** argv){</text:span></text:p>
      <text:p text:style-name="P30"><text:span text:style-name="T9"><text:tab/>/* Este programa bem simples aproxima pi calculando pi = integral </text:span></text:p>
      <text:p text:style-name="P30"><text:span text:style-name="T9"><text:tab/>* de 0 até 1 de 4/(1+x*x)dx que é aproximando pela soma de </text:span></text:p>
      <text:p text:style-name="P30"><text:soft-page-break/><text:span text:style-name="T9"><text:tab/>* k=1 até N de 4 / ((1+[(1/N)*(k-1/2)]**2) e então</text:span></text:p>
      <text:p text:style-name="P30"><text:span text:style-name="T9"><text:tab/>* multiplicando a soma por (1/N). (Esta regra de integração numérica</text:span></text:p>
      <text:p text:style-name="P30"><text:span text:style-name="T9"><text:tab/>* é chamada de "Midpoint rule" e pode ser encontrada em vários livros</text:span></text:p>
      <text:p text:style-name="P30"><text:span text:style-name="T9"><text:tab/>* de análise numérica). O único dado de entrada necessário é N. <text:s text:c="33"/></text:span></text:p>
      <text:p text:style-name="P30"><text:span text:style-name="T9"><text:tab/>*/</text:span></text:p>
      <text:p text:style-name="P30"><text:span text:style-name="T9"><text:tab/>double sum, w, total = 0;</text:span></text:p>
      <text:p text:style-name="P30"><text:span text:style-name="T9"><text:tab/>int i, N;</text:span></text:p>
      <text:p text:style-name="P30"><text:span text:style-name="T9"><text:tab/>int rank, np, dest = 0, tag = 50, iniciado, finalizado;</text:span></text:p>
      <text:p text:style-name="P30"><text:span text:style-name="T9"><text:tab/>double tempo_inicial, tempo_final;</text:span></text:p>
      <text:p text:style-name="P30"><text:span text:style-name="T9"><text:tab/>MPI_Status status;</text:span></text:p>
      <text:p text:style-name="P30"><text:span text:style-name="T9"><text:tab/>MPI_Initialized(&amp;iniciado);</text:span></text:p>
      <text:p text:style-name="P30"><text:span text:style-name="T9"><text:tab/>if(!iniciado) MPI_Init(&amp;argc, &amp;argv);</text:span></text:p>
      <text:p text:style-name="P30"><text:span text:style-name="T9"><text:tab/>MPI_Comm_rank(MPI_COMM_WORLD, &amp;rank);</text:span></text:p>
      <text:p text:style-name="P30"><text:span text:style-name="T9"><text:tab/>MPI_Comm_size(MPI_COMM_WORLD, &amp;np);</text:span></text:p>
      <text:p text:style-name="P30"><text:span text:style-name="T9"><text:tab/>/* </text:span></text:p>
      <text:p text:style-name="P30"><text:span text:style-name="T9"><text:tab/>* A rotina solicita irá pegar e propagar o valor de N</text:span></text:p>
      <text:p text:style-name="P30"><text:span text:style-name="T9"><text:tab/>*/</text:span></text:p>
      <text:p text:style-name="P30"><text:span text:style-name="T9"/></text:p>
      <text:p text:style-name="P30"><text:span text:style-name="T9"><text:tab/>if(rank == 0) N = solicita();</text:span></text:p>
      <text:p text:style-name="P30"><text:span text:style-name="T9"><text:tab/>MPI_Bcast(&amp;N, 1, MPI_INT, 0, MPI_COMM_WORLD);</text:span></text:p>
      <text:p text:style-name="P30"><text:span text:style-name="T9"/></text:p>
      <text:p text:style-name="P30"><text:span text:style-name="T9"><text:tab/>//while (N &gt; 0) {</text:span></text:p>
      <text:p text:style-name="P30"><text:span text:style-name="T9"><text:tab/><text:tab/>tempo_inicial = MPI_Wtime();</text:span></text:p>
      <text:p text:style-name="P30"><text:span text:style-name="T9"><text:tab/><text:tab/>w = 1.0/(double)N;</text:span></text:p>
      <text:p text:style-name="P30"><text:soft-page-break/><text:span text:style-name="T9"><text:tab/><text:tab/>sum = 0.0;</text:span></text:p>
      <text:p text:style-name="P30"><text:span text:style-name="T9"><text:tab/><text:tab/>total = 0.0;</text:span></text:p>
      <text:p text:style-name="P30"><text:span text:style-name="T9"><text:tab/><text:tab/>for (i = rank; i &lt;= N; i += np) sum = sum + f(((double)i-0.5)*w);</text:span></text:p>
      <text:p text:style-name="P30"><text:span text:style-name="T9"><text:tab/><text:tab/>//sum = sum * w;</text:span></text:p>
      <text:p text:style-name="P30"><text:span text:style-name="T9"><text:tab/><text:tab/>/*</text:span></text:p>
      <text:p text:style-name="P30"><text:span text:style-name="T9"><text:tab/><text:tab/>* A rotina coleta irá coletar e imprimir resultados </text:span></text:p>
      <text:p text:style-name="P30"><text:span text:style-name="T9"><text:tab/><text:tab/>*/</text:span></text:p>
      <text:p text:style-name="P30"><text:span text:style-name="T9"/></text:p>
      <text:p text:style-name="P30"><text:span text:style-name="T9"><text:tab/><text:tab/>if(rank == 0){</text:span></text:p>
      <text:p text:style-name="P30"><text:span text:style-name="T9"><text:tab/><text:tab/><text:tab/>total += sum;</text:span></text:p>
      <text:p text:style-name="P30"><text:span text:style-name="T9"><text:tab/><text:tab/><text:tab/>for(int s = 1; s &lt; np; s++){</text:span></text:p>
      <text:p text:style-name="P30"><text:span text:style-name="T9"><text:tab/><text:tab/><text:tab/><text:tab/>MPI_Recv(&amp;sum, 1, MPI_DOUBLE, s, tag, MPI_COMM_WORLD, &amp;status);</text:span></text:p>
      <text:p text:style-name="P30"><text:span text:style-name="T9"><text:tab/><text:tab/><text:tab/><text:tab/>total += sum;</text:span></text:p>
      <text:p text:style-name="P30"><text:span text:style-name="T9"><text:tab/><text:tab/><text:tab/>}</text:span></text:p>
      <text:p text:style-name="P30"><text:span text:style-name="T9"><text:tab/><text:tab/><text:tab/>total = total * w;</text:span></text:p>
      <text:p text:style-name="P30"><text:span text:style-name="T9"><text:tab/><text:tab/><text:tab/>tempo_final = MPI_Wtime();</text:span></text:p>
      <text:p text:style-name="P30"><text:span text:style-name="T9"><text:tab/><text:tab/><text:tab/>coleta(total, tempo_inicial, tempo_final);</text:span></text:p>
      <text:p text:style-name="P30"><text:span text:style-name="T9"><text:tab/><text:tab/><text:tab/>//N = solicita ();</text:span></text:p>
      <text:p text:style-name="P30"><text:span text:style-name="T9"><text:tab/><text:tab/><text:tab/>//MPI_Bcast(&amp;N, 1, MPI_INT, 0, MPI_COMM_WORLD);</text:span></text:p>
      <text:p text:style-name="P30"><text:span text:style-name="T9"><text:tab/><text:tab/>}</text:span></text:p>
      <text:p text:style-name="P30"><text:span text:style-name="T9"><text:tab/><text:tab/>else{</text:span></text:p>
      <text:p text:style-name="P30"><text:span text:style-name="T9"><text:tab/><text:tab/><text:tab/>MPI_Send(&amp;sum, 1, MPI_DOUBLE, dest, tag, MPI_COMM_WORLD);</text:span></text:p>
      <text:p text:style-name="P30"><text:span text:style-name="T9"><text:tab/><text:tab/>}</text:span></text:p>
      <text:p text:style-name="P30"><text:soft-page-break/><text:span text:style-name="T9"><text:tab/>//}</text:span></text:p>
      <text:p text:style-name="P30"><text:span text:style-name="T9"><text:tab/>MPI_Finalized(&amp;finalizado);</text:span></text:p>
      <text:p text:style-name="P30"><text:span text:style-name="T9"><text:tab/>if(!finalizado) MPI_Finalize();</text:span></text:p>
      <text:p text:style-name="P30"><text:span text:style-name="T9"><text:tab/>return (0);</text:span></text:p>
      <text:p text:style-name="P30"><text:span text:style-name="T9">}</text:span></text:p>
      <text:p text:style-name="P30"><text:span text:style-name="T9"/></text:p>
      <text:p text:style-name="P30"><text:span text:style-name="T9"/></text:p>
      <text:p text:style-name="P30"><text:span text:style-name="T9">/* <text:s/>-------------------------------------------------------------- <text:s/>*/</text:span></text:p>
      <text:p text:style-name="P30"><text:span text:style-name="T9">int solicita (void)</text:span></text:p>
      <text:p text:style-name="P30"><text:span text:style-name="T9">{</text:span></text:p>
      <text:p text:style-name="P30"><text:span text:style-name="T9"><text:s text:c="2"/>int N;</text:span></text:p>
      <text:p text:style-name="P30"><text:span text:style-name="T9"><text:s text:c="2"/>printf ("Entre o número de intervalos para a <text:s/>aproximação:(0 para terminar)\n");</text:span></text:p>
      <text:p text:style-name="P30"><text:span text:style-name="T9"><text:s text:c="2"/>scanf("%d",&amp;N);</text:span></text:p>
      <text:p text:style-name="P30"><text:span text:style-name="T9"><text:s text:c="2"/>return (N);</text:span></text:p>
      <text:p text:style-name="P30"><text:span text:style-name="T9">}</text:span></text:p>
      <text:p text:style-name="P30"><text:span text:style-name="T9"/></text:p>
      <text:p text:style-name="P30"><text:span text:style-name="T9">/* <text:s/>-------------------------------------------------------------- <text:s/>*/</text:span></text:p>
      <text:p text:style-name="P30"><text:span text:style-name="T9">void coleta(double total, double tempo_inicial, double tempo_final)</text:span></text:p>
      <text:p text:style-name="P30"><text:span text:style-name="T9">{</text:span></text:p>
      <text:p text:style-name="P30"><text:span text:style-name="T9"><text:tab/>double err;</text:span></text:p>
      <text:p text:style-name="P30"><text:span text:style-name="T9"><text:tab/>err = total - pi;</text:span></text:p>
      <text:p text:style-name="P30"><text:span text:style-name="T9"><text:tab/>printf("soma, erro = %7.5f, %10e\n", total, err);</text:span></text:p>
      <text:p text:style-name="P30"><text:span text:style-name="T9"><text:tab/>printf("tempo decorrido: %f segundos\n", tempo_final - tempo_inicial);</text:span></text:p>
      <text:p text:style-name="P30"><text:span text:style-name="T9">}</text:span></text:p>
      <text:p text:style-name="P30"><text:soft-page-break/><text:span text:style-name="T9"/></text:p>
      <text:p text:style-name="P2"><draw:frame text:anchor-type="paragraph" draw:z-index="0" draw:style-name="gr1" draw:text-style-name="P32" svg:width="6.457cm" svg:height="1.033cm" svg:x="5.182cm" svg:y="0.159cm"><draw:text-box><text:p/></draw:text-box></draw:frame></text:p>
      <text:p text:style-name="P3">Rank Sort</text:p>
      <text:p text:style-name="P3"/>
      <text:p text:style-name="P5"><text:tab/><text:span text:style-name="T12">O vetor de entrada é gerado randomicamente na execução. Embora o processo seja extremamente lento, não exige que arquivos sejam carregados facilitando os testes.</text:span></text:p>
      <text:p text:style-name="P5"><text:span text:style-name="T1"><text:tab/>Como apenas o processo raiz recebe entradas do usuário e essa informação precisa ser compartilhada com todos os processos, o método de broadcast MPI_Bcast foi usado para essa difusão. </text:span><text:span text:style-name="T5">Esse método também foi usado para compartilhar com todos os processos o vetor criado </text:span><text:span text:style-name="T1"><text:s/>O particionamento foi feito de forma intercalada onde cada processo trabalha iterando sobre o seu rank somado ao número de processos ativos até a quantidade N informada. </text:span><text:span text:style-name="T6">O método MPI_Scatter não foi usado porque requer uma quantidade igual de elementos e neste código essa exigência não é cumprida.</text:span></text:p>
      <text:p text:style-name="P15"><text:span text:style-name="T1"><text:tab/>Cada processo </text:span><text:span text:style-name="T6">executa a verificação no vetor</text:span><text:span text:style-name="T1"> e envia o resultado, </text:span><text:span text:style-name="T6">composto por elemento e quantidade,</text:span><text:span text:style-name="T1"> para o processo raiz. </text:span><text:span text:style-name="T6">No processo raiz o elemento</text:span><text:span text:style-name="T1"> </text:span><text:span text:style-name="T6">será colocado na posição correta do novo vetor ordenado</text:span><text:span text:style-name="T1">.</text:span></text:p>
      <text:p text:style-name="P4"><text:span text:style-name="T1"><text:tab/>Os códigos sequencial e paralelo foram executados e comparados para valores de N = 1.000, 10.000, 100.000 e 1.000.000 com 4, 8 e 16 processos. Abaixo as tabelas com os respectivos valores obtidos.</text:span></text:p>
      <text:p text:style-name="P6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2">N = 1.000</text:p>
            </table:table-cell>
            <table:table-cell table:style-name="Table1.A1" office:value-type="string">
              <text:p text:style-name="P22">N = 10.000</text:p>
            </table:table-cell>
            <table:table-cell table:style-name="Table1.C1" office:value-type="string">
              <text:p text:style-name="P22">N = 100.000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8">0.005578s</text:p>
          </table:table-cell>
          <table:table-cell table:style-name="Table1.A2" office:value-type="string">
            <text:p text:style-name="P28">0.551484s</text:p>
          </table:table-cell>
          <table:table-cell table:style-name="Table1.C2" office:value-type="string">
            <text:p text:style-name="P28">54.970481s</text:p>
          </table:table-cell>
        </table:table-row>
      </table:table>
      <text:p text:style-name="Table">Table <text:sequence text:ref-name="refTable2" text:name="Table" text:formula="ooow:Table+1" style:num-format="1">3</text:sequence>: Execução Sequencial <text:span text:style-name="T11">ranksort</text:span></text:p>
      <text:p text:style-name="P8"/>
      <text:p text:style-name="P7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header-rows>
          <table:table-row>
            <table:table-cell table:style-name="Table2.A1" table:number-columns-spanned="2" office:value-type="string">
              <text:p text:style-name="P23">Processos</text:p>
            </table:table-cell>
            <table:covered-table-cell/>
            <table:table-cell table:style-name="Table2.A1" office:value-type="string">
              <text:p text:style-name="P23">N = 1.000</text:p>
            </table:table-cell>
            <table:table-cell table:style-name="Table2.A1" office:value-type="string">
              <text:p text:style-name="P23">N = 10.000</text:p>
            </table:table-cell>
            <table:table-cell table:style-name="Table2.E1" office:value-type="string">
              <text:p text:style-name="P23">N = 100.000</text:p>
            </table:table-cell>
          </table:table-row>
        </table:table-header-rows>
        <table:table-row>
          <table:table-cell table:style-name="Table2.A1" office:value-type="string">
            <text:p text:style-name="P29">4</text:p>
          </table:table-cell>
          <table:table-cell table:style-name="Table2.A1" office:value-type="string">
            <text:p text:style-name="P25">tempo</text:p>
          </table:table-cell>
          <table:table-cell table:style-name="Table2.C2" office:value-type="string">
            <text:p text:style-name="P19"><text:span text:style-name="T3">0.002063</text:span><text:span text:style-name="T7">s</text:span></text:p>
          </table:table-cell>
          <table:table-cell table:style-name="Table2.C2" office:value-type="string">
            <text:p text:style-name="P20"><text:span text:style-name="T3">0.141387</text:span><text:span text:style-name="T1">s</text:span></text:p>
          </table:table-cell>
          <table:table-cell table:style-name="Table2.E2" office:value-type="string">
            <text:p text:style-name="P20"><text:span text:style-name="T3">13.863995</text:span><text:span text:style-name="T1">s</text:span></text:p>
          </table:table-cell>
        </table:table-row>
        <table:table-row>
          <table:table-cell table:style-name="Table2.C2" office:value-type="string">
            <text:p text:style-name="P29">8</text:p>
          </table:table-cell>
          <table:table-cell table:style-name="Table2.C2" office:value-type="string">
            <text:p text:style-name="P25">tempo</text:p>
          </table:table-cell>
          <table:table-cell table:style-name="Table2.C2" office:value-type="string">
            <text:p text:style-name="P20"><text:span text:style-name="T4">0.001629</text:span><text:span text:style-name="T1">s</text:span></text:p>
          </table:table-cell>
          <table:table-cell table:style-name="Table2.C2" office:value-type="string">
            <text:p text:style-name="P20"><text:span text:style-name="T1">0.073934s</text:span></text:p>
          </table:table-cell>
          <table:table-cell table:style-name="Table2.E2" office:value-type="string">
            <text:p text:style-name="P20"><text:span text:style-name="T4">6.963659</text:span><text:span text:style-name="T1">s</text:span></text:p>
          </table:table-cell>
        </table:table-row>
        <table:table-row>
          <table:table-cell table:style-name="Table2.C2" office:value-type="string">
            <text:p text:style-name="P29">16</text:p>
          </table:table-cell>
          <table:table-cell table:style-name="Table2.C2" office:value-type="string">
            <text:p text:style-name="P25">tempo</text:p>
          </table:table-cell>
          <table:table-cell table:style-name="Table2.C2" office:value-type="string">
            <text:p text:style-name="P20"><text:span text:style-name="T4">0.002146</text:span><text:span text:style-name="T1">s</text:span></text:p>
          </table:table-cell>
          <table:table-cell table:style-name="Table2.C2" office:value-type="string">
            <text:p text:style-name="P20"><text:span text:style-name="T1">0.038345s</text:span></text:p>
          </table:table-cell>
          <table:table-cell table:style-name="Table2.E2" office:value-type="string">
            <text:p text:style-name="P18"><text:span text:style-name="T8">2.566247</text:span><text:span text:style-name="T4">s</text:span></text:p>
          </table:table-cell>
        </table:table-row>
      </table:table>
      <text:p text:style-name="Table">Table <text:sequence text:ref-name="refTable3" text:name="Table" text:formula="ooow:Table+1" style:num-format="1">4</text:sequence>: Execução Paralela ranksort-paralelo</text:p>
      <text:p text:style-name="P9"><text:tab/><text:span text:style-name="T13">Abaixo os códigos sequelcial e paralelo.</text:span></text:p>
      <text:p text:style-name="P9"/>
      <text:p text:style-name="P10">#include &lt;stdio.h&gt;</text:p>
      <text:p text:style-name="P10">#include &lt;stdlib.h&gt;</text:p>
      <text:p text:style-name="P10">#include "mpi.h"</text:p>
      <text:p text:style-name="P10"/>
      <text:p text:style-name="P10">void gera_vetor( long *, long );</text:p>
      <text:p text:style-name="P10">void print_vetor( long *, long );</text:p>
      <text:p text:style-name="P10">long get_qtd_menor( long *, long, long );</text:p>
      <text:p text:style-name="P10"><text:soft-page-break/></text:p>
      <text:p text:style-name="P10">int main( long argc, char** argv ){</text:p>
      <text:p text:style-name="P10"><text:tab/>long *v1, *v2, tam, temp;</text:p>
      <text:p text:style-name="P10"><text:tab/>double tempo_inicial, tempo_final;</text:p>
      <text:p text:style-name="P10"><text:tab/>printf("Informe o tamanho do vetor: \n");</text:p>
      <text:p text:style-name="P10"><text:tab/>scanf("%ld", &amp;tam);</text:p>
      <text:p text:style-name="P10"><text:tab/>v1 = ( long * ) malloc( sizeof( long ) * tam );</text:p>
      <text:p text:style-name="P10"><text:tab/>v2 = ( long * ) malloc( sizeof( long ) * tam );</text:p>
      <text:p text:style-name="P10"><text:tab/>if( v1 == NULL || v2 == NULL ){</text:p>
      <text:p text:style-name="P10"><text:tab/><text:tab/>printf("[x] ERRO: memoria não foi alocada para o array...\n");</text:p>
      <text:p text:style-name="P10"><text:tab/><text:tab/>return 1;</text:p>
      <text:p text:style-name="P10"><text:tab/>}</text:p>
      <text:p text:style-name="P10"><text:tab/>printf("[*] INFO: preenchendo vetor...\n");</text:p>
      <text:p text:style-name="P10"><text:tab/>gera_vetor( v1, tam );</text:p>
      <text:p text:style-name="P10"><text:tab/>printf("[*] INFO: exibindo vetor criado...\n" );</text:p>
      <text:p text:style-name="P10"><text:tab/>print_vetor( v1, tam );</text:p>
      <text:p text:style-name="P10"><text:tab/>printf("[*] INFO: ordenando elementos...\n" );</text:p>
      <text:p text:style-name="P10"><text:tab/>tempo_inicial = MPI_Wtime();</text:p>
      <text:p text:style-name="P10"><text:tab/>for ( int i = 0; i &lt; tam; ++i ){</text:p>
      <text:p text:style-name="P10"><text:tab/><text:tab/>temp = get_qtd_menor( v1, tam, i );</text:p>
      <text:p text:style-name="P10"><text:tab/><text:tab/>v2[temp] = v1[i];</text:p>
      <text:p text:style-name="P10"><text:tab/>}</text:p>
      <text:p text:style-name="P10"><text:tab/>tempo_final = MPI_Wtime();</text:p>
      <text:p text:style-name="P10"><text:tab/>printf("[*] INFO: exibindo vetor ordenado...\n" );</text:p>
      <text:p text:style-name="P10"><text:tab/>print_vetor( v2, tam );</text:p>
      <text:p text:style-name="P10"><text:tab/>printf("tempo decorrido: %f segundos\n", tempo_final - tempo_inicial);</text:p>
      <text:p text:style-name="P10"><text:tab/>free( v1 );</text:p>
      <text:p text:style-name="P10"><text:tab/>free( v2 );</text:p>
      <text:p text:style-name="P10"><text:tab/>return 0;</text:p>
      <text:p text:style-name="P10">}</text:p>
      <text:p text:style-name="P10"/>
      <text:p text:style-name="P10">long get_qtd_menor( long *v, long tam, long indice){</text:p>
      <text:p text:style-name="P10"><text:tab/>long i, qtd = 0;</text:p>
      <text:p text:style-name="P10"><text:tab/>for ( int i = 0; i &lt; tam; ++i ){</text:p>
      <text:p text:style-name="P10"><text:tab/><text:tab/>if ( i == indice ) continue;</text:p>
      <text:p text:style-name="P10"><text:tab/><text:tab/>if ( v[i] &lt; v[indice] ) qtd++;</text:p>
      <text:p text:style-name="P10"><text:tab/>}</text:p>
      <text:p text:style-name="P10"><text:tab/>return qtd;</text:p>
      <text:p text:style-name="P10">}</text:p>
      <text:p text:style-name="P10"/>
      <text:p text:style-name="P10">void gera_vetor( long *v, long tam ){</text:p>
      <text:p text:style-name="P10"><text:soft-page-break/><text:tab/>long i, j;</text:p>
      <text:p text:style-name="P10"><text:tab/>int flag;</text:p>
      <text:p text:style-name="P10"><text:tab/>for( i = 0; i &lt; tam; i++ ){</text:p>
      <text:p text:style-name="P10"><text:tab/><text:tab/>flag = 1;</text:p>
      <text:p text:style-name="P10"><text:tab/><text:tab/>while( flag ){</text:p>
      <text:p text:style-name="P10"><text:tab/><text:tab/><text:tab/>flag = 0;</text:p>
      <text:p text:style-name="P10"><text:tab/><text:tab/><text:tab/>v[i] = rand() % ( tam * 10 );</text:p>
      <text:p text:style-name="P10"><text:tab/><text:tab/><text:tab/>for( j = 0; j &lt; i; j++ ){</text:p>
      <text:p text:style-name="P10"><text:tab/><text:tab/><text:tab/><text:tab/>if( v[j] == v[i] ){</text:p>
      <text:p text:style-name="P10"><text:tab/><text:tab/><text:tab/><text:tab/><text:tab/>flag = 1;</text:p>
      <text:p text:style-name="P10"><text:tab/><text:tab/><text:tab/><text:tab/><text:tab/>break;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10"><text:tab/>}</text:p>
      <text:p text:style-name="P10">}</text:p>
      <text:p text:style-name="P10"/>
      <text:p text:style-name="P10">void print_vetor( long *v, long tam ){</text:p>
      <text:p text:style-name="P10"><text:tab/>long i;</text:p>
      <text:p text:style-name="P10"><text:tab/>for( i = 0; i &lt; tam; i++ ){</text:p>
      <text:p text:style-name="P10"><text:tab/><text:tab/>printf( "%ld, ", v[i] );</text:p>
      <text:p text:style-name="P10"><text:tab/>}</text:p>
      <text:p text:style-name="P10"><text:tab/>printf( "\n" );</text:p>
      <text:p text:style-name="P10">}</text:p>
      <text:p text:style-name="P11"/>
      <text:p text:style-name="P10"/>
      <text:p text:style-name="P10">#include &lt;stdio.h&gt;</text:p>
      <text:p text:style-name="P10">#include &lt;stdlib.h&gt;</text:p>
      <text:p text:style-name="P10">#include &lt;mpi.h&gt;</text:p>
      <text:p text:style-name="P10"/>
      <text:p text:style-name="P10">void gera_vetor( long *, long );</text:p>
      <text:p text:style-name="P10">long get_tam();</text:p>
      <text:p text:style-name="P10">void print_vetor( long *, long );</text:p>
      <text:p text:style-name="P10">long get_qtd_menor( long *, long, long );</text:p>
      <text:p text:style-name="P10"/>
      <text:p text:style-name="P10">int main( int argc, char** argv ){</text:p>
      <text:p text:style-name="P10"><text:tab/>int rank, np, dest = 0, tag = 50, iniciado, finalizado;</text:p>
      <text:p text:style-name="P10"><text:tab/>long *v1, *v2, resp[2], tam, temp, mod;</text:p>
      <text:p text:style-name="P10"><text:tab/>double tempo_inicial, tempo_final;</text:p>
      <text:p text:style-name="P10"><text:tab/>MPI_Status status;</text:p>
      <text:p text:style-name="P10"><text:tab/>MPI_Comm com=MPI_COMM_WORLD;</text:p>
      <text:p text:style-name="P10"><text:soft-page-break/><text:tab/>MPI_Initialized(&amp;iniciado);</text:p>
      <text:p text:style-name="P10"><text:tab/>if(!iniciado) MPI_Init(&amp;argc, &amp;argv);</text:p>
      <text:p text:style-name="P10"><text:tab/>MPI_Comm_rank(com, &amp;rank);</text:p>
      <text:p text:style-name="P10"><text:tab/>MPI_Comm_size(com, &amp;np);</text:p>
      <text:p text:style-name="P10"/>
      <text:p text:style-name="P10"><text:tab/>if (rank == 0) tam = get_tam();</text:p>
      <text:p text:style-name="P10"><text:tab/>MPI_Bcast(&amp;tam, 1, MPI_LONG, 0, com);</text:p>
      <text:p text:style-name="P10"><text:tab/>v1 = ( long * ) malloc( sizeof( long ) * tam );</text:p>
      <text:p text:style-name="P10"><text:tab/>if( v1 == NULL ){</text:p>
      <text:p text:style-name="P10"><text:tab/><text:tab/>printf("{%2d} [x] ERRO: memoria não foi alocada para o array...\n", rank);</text:p>
      <text:p text:style-name="P10"><text:tab/><text:tab/>return 1;</text:p>
      <text:p text:style-name="P10"><text:tab/>}</text:p>
      <text:p text:style-name="P10"><text:tab/>if( rank == 0 ){</text:p>
      <text:p text:style-name="P10"><text:tab/><text:tab/>v2 = ( long * ) malloc( sizeof( long ) * tam );</text:p>
      <text:p text:style-name="P10"><text:tab/><text:tab/>if( v2 == NULL ){</text:p>
      <text:p text:style-name="P10"><text:tab/><text:tab/><text:tab/>printf("{%2d} [x] ERRO: memoria não foi alocada para o array...\n", rank);</text:p>
      <text:p text:style-name="P10"><text:tab/><text:tab/><text:tab/>return 1;</text:p>
      <text:p text:style-name="P10"><text:tab/><text:tab/>}</text:p>
      <text:p text:style-name="P10"><text:tab/><text:tab/>printf("{%2d} [*] INFO: preenchendo vetor...\n", rank);</text:p>
      <text:p text:style-name="P10"><text:tab/><text:tab/>gera_vetor( v1, tam );</text:p>
      <text:p text:style-name="P10"><text:tab/><text:tab/>printf("{%2d} [*] INFO: exibindo vetor criado...\n", rank );</text:p>
      <text:p text:style-name="P10"><text:tab/><text:tab/>print_vetor( v1, tam );</text:p>
      <text:p text:style-name="P10"><text:tab/>}</text:p>
      <text:p text:style-name="P10"><text:tab/>tempo_inicial = MPI_Wtime();</text:p>
      <text:p text:style-name="P10"><text:tab/>MPI_Bcast( v1, tam, MPI_LONG, 0, com);</text:p>
      <text:p text:style-name="P10"><text:tab/>printf("{%2d} [*] INFO: ordenando elementos...\n", rank );</text:p>
      <text:p text:style-name="P10"><text:tab/>for ( int i = rank; i &lt; tam; i += np ){</text:p>
      <text:p text:style-name="P10"><text:tab/><text:tab/>temp = get_qtd_menor( v1, tam, i );</text:p>
      <text:p text:style-name="P10"><text:tab/><text:tab/>if( rank == 0){</text:p>
      <text:p text:style-name="P10"><text:tab/><text:tab/><text:tab/>v2[temp] = v1[i];</text:p>
      <text:p text:style-name="P10"><text:tab/><text:tab/><text:tab/>if( (tam - i) &lt; np ){</text:p>
      <text:p text:style-name="P10"><text:tab/><text:tab/><text:tab/><text:tab/>mod = tam - i;</text:p>
      <text:p text:style-name="P10"><text:tab/><text:tab/><text:tab/>}</text:p>
      <text:p text:style-name="P10"><text:tab/><text:tab/><text:tab/>else{</text:p>
      <text:p text:style-name="P10"><text:tab/><text:tab/><text:tab/><text:tab/>mod = 0;</text:p>
      <text:p text:style-name="P10"><text:tab/><text:tab/><text:tab/>}</text:p>
      <text:p text:style-name="P10"><text:tab/><text:tab/><text:tab/>for(int s = 1; s &lt; np - mod; s++){</text:p>
      <text:p text:style-name="P10"><text:tab/><text:tab/><text:tab/><text:tab/>MPI_Recv(&amp;resp, 2, MPI_LONG, s, tag, com, &amp;status);</text:p>
      <text:p text:style-name="P10"><text:tab/><text:tab/><text:tab/><text:tab/>v2[ resp[1] ] = resp[0];</text:p>
      <text:p text:style-name="P10"><text:tab/><text:tab/><text:tab/>}</text:p>
      <text:p text:style-name="P10"><text:tab/><text:tab/>}</text:p>
      <text:p text:style-name="P10"><text:soft-page-break/><text:tab/><text:tab/>else{</text:p>
      <text:p text:style-name="P10"><text:tab/><text:tab/><text:tab/>resp[0] = v1[i];</text:p>
      <text:p text:style-name="P10"><text:tab/><text:tab/><text:tab/>resp[1] = temp;</text:p>
      <text:p text:style-name="P10"><text:tab/><text:tab/><text:tab/>MPI_Send(&amp;resp, 2, MPI_LONG, dest, tag, com);</text:p>
      <text:p text:style-name="P10"><text:tab/><text:tab/>}</text:p>
      <text:p text:style-name="P10"><text:tab/><text:tab/></text:p>
      <text:p text:style-name="P10"><text:tab/>}</text:p>
      <text:p text:style-name="P10"><text:tab/>if( rank == 0 ){</text:p>
      <text:p text:style-name="P10"><text:tab/><text:tab/>tempo_final = MPI_Wtime();</text:p>
      <text:p text:style-name="P10"><text:tab/><text:tab/>printf("{%2d} [*] INFO: exibindo vetor ordenado...\n", rank );</text:p>
      <text:p text:style-name="P10"><text:tab/><text:tab/>print_vetor( v2, tam );</text:p>
      <text:p text:style-name="P10"><text:tab/><text:tab/>printf("tempo decorrido: %f segundos\n", tempo_final - tempo_inicial);</text:p>
      <text:p text:style-name="P10"><text:tab/>}</text:p>
      <text:p text:style-name="P10"><text:tab/>free( v1 );</text:p>
      <text:p text:style-name="P10"><text:tab/>free( v2 );</text:p>
      <text:p text:style-name="P10"><text:tab/>MPI_Finalized(&amp;finalizado);</text:p>
      <text:p text:style-name="P10"><text:tab/>if(!finalizado) MPI_Finalize();</text:p>
      <text:p text:style-name="P10"><text:tab/>return 0;</text:p>
      <text:p text:style-name="P10">}</text:p>
      <text:p text:style-name="P10"/>
      <text:p text:style-name="P10">long get_qtd_menor( long *v, long tam, long indice){</text:p>
      <text:p text:style-name="P10"><text:tab/>long i, qtd = 0;</text:p>
      <text:p text:style-name="P10"><text:tab/>for ( int i = 0; i &lt; tam; ++i ){</text:p>
      <text:p text:style-name="P10"><text:tab/><text:tab/>if ( i == indice ) continue;</text:p>
      <text:p text:style-name="P10"><text:tab/><text:tab/>if ( v[i] &lt; v[indice] ) qtd++;</text:p>
      <text:p text:style-name="P10"><text:tab/>}</text:p>
      <text:p text:style-name="P10"><text:tab/>return qtd;</text:p>
      <text:p text:style-name="P10">}</text:p>
      <text:p text:style-name="P10"/>
      <text:p text:style-name="P10">long get_tam(){</text:p>
      <text:p text:style-name="P10"><text:tab/>long tam;</text:p>
      <text:p text:style-name="P10"><text:tab/>printf("Informe o tamanho do vetor: \n");</text:p>
      <text:p text:style-name="P10"><text:tab/>scanf("%ld", &amp;tam);</text:p>
      <text:p text:style-name="P10"><text:tab/>return tam;</text:p>
      <text:p text:style-name="P10">}</text:p>
      <text:p text:style-name="P10"/>
      <text:p text:style-name="P10">void gera_vetor( long *v, long tam ){</text:p>
      <text:p text:style-name="P10"><text:tab/>long i, j;</text:p>
      <text:p text:style-name="P10"><text:tab/>int flag;</text:p>
      <text:p text:style-name="P10"><text:tab/>for( i = 0; i &lt; tam; i++ ){</text:p>
      <text:p text:style-name="P10"><text:tab/><text:tab/>flag = 1;</text:p>
      <text:p text:style-name="P10"><text:soft-page-break/><text:tab/><text:tab/>while( flag ){</text:p>
      <text:p text:style-name="P10"><text:tab/><text:tab/><text:tab/>flag = 0;</text:p>
      <text:p text:style-name="P10"><text:tab/><text:tab/><text:tab/>v[i] = rand() % ( tam * 10 );</text:p>
      <text:p text:style-name="P10"><text:tab/><text:tab/><text:tab/>for( j = 0; j &lt; i; j++ ){</text:p>
      <text:p text:style-name="P10"><text:tab/><text:tab/><text:tab/><text:tab/>if( v[j] == v[i] ){</text:p>
      <text:p text:style-name="P10"><text:tab/><text:tab/><text:tab/><text:tab/><text:tab/>flag = 1;</text:p>
      <text:p text:style-name="P10"><text:tab/><text:tab/><text:tab/><text:tab/><text:tab/>break;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10"><text:tab/>}</text:p>
      <text:p text:style-name="P10">}</text:p>
      <text:p text:style-name="P10"/>
      <text:p text:style-name="P10">void print_vetor( long *v, long tam ){</text:p>
      <text:p text:style-name="P10"><text:tab/>long i;</text:p>
      <text:p text:style-name="P10"><text:tab/>for( i = 0; i &lt; tam; i++ ){</text:p>
      <text:p text:style-name="P10"><text:tab/><text:tab/>printf( "%ld, ", v[i] );</text:p>
      <text:p text:style-name="P10"><text:tab/>}</text:p>
      <text:p text:style-name="P10"><text:tab/>printf( "\n" );</text:p>
      <text:p text:style-name="P10">}</text:p>
      <text:p text:style-name="P10"/>
      <text:p text:style-name="P10">Mandelbrot</text:p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4:52.335353330</meta:creation-date>
    <dc:date>2015-11-20T19:56:25.100310192</dc:date>
    <meta:editing-duration>PT49M21S</meta:editing-duration>
    <meta:editing-cycles>3</meta:editing-cycles>
    <meta:generator>LibreOffice/5.0.3.2$Linux_X86_64 LibreOffice_project/00m0$Build-2</meta:generator>
    <meta:document-statistic meta:table-count="4" meta:image-count="0" meta:object-count="0" meta:page-count="11" meta:paragraph-count="379" meta:word-count="1630" meta:character-count="9878" meta:non-whitespace-character-count="8202"/>
  </office:meta>
</office:document-meta>
</file>